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E00000314736BF9FF9A8517CE.png" manifest:media-type="image/png"/>
  <manifest:file-entry manifest:full-path="Pictures/10000000000002CD000001EFCAA1074307A8B674.jpg" manifest:media-type="image/jpeg"/>
  <manifest:file-entry manifest:full-path="Pictures/10000000000002C6000003DE02D6D9D0BE7010FC.jpg" manifest:media-type="image/jpeg"/>
  <manifest:file-entry manifest:full-path="Pictures/10000000000002AF000003E459F22B5020A8F1D1.jpg" manifest:media-type="image/jpeg"/>
  <manifest:file-entry manifest:full-path="Pictures/10000000000002EC000003DEDB43637C5C3723F4.jpg" manifest:media-type="image/jpeg"/>
  <manifest:file-entry manifest:full-path="Pictures/10000000000002C5000003DB4273621A73B0B83A.jpg" manifest:media-type="image/jpeg"/>
  <manifest:file-entry manifest:full-path="Pictures/10000000000004A4000003D86D2CF210545AE362.jpg" manifest:media-type="image/jpeg"/>
  <manifest:file-entry manifest:full-path="Pictures/TablePreview1.svm" manifest:media-type=""/>
  <manifest:file-entry manifest:full-path="Pictures/10000000000003C50000021CD8DD5B407E171D22.png" manifest:media-type="image/png"/>
  <manifest:file-entry manifest:full-path="Pictures/10000000000002CD000003E0AEC77663A8E96F38.jpg" manifest:media-type="image/jpeg"/>
  <manifest:file-entry manifest:full-path="Pictures/10000000000002CE000003DED4D84E66FA076AE6.jpg" manifest:media-type="image/jpeg"/>
  <manifest:file-entry manifest:full-path="Pictures/10000000000002CC000003DF9E2BD6DB9596422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17.182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19.174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cc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4.099cm" style:use-optimal-column-width="false"/>
    </style:style>
    <style:style style:name="ro1" style:family="table-row">
      <style:table-row-properties style:row-height="1.999cm"/>
    </style:style>
    <style:style style:name="ce1" style:family="table-cell">
      <style:text-properties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-color="#ffffff"/>
    </style:style>
    <style:style style:name="T1" style:family="text">
      <style:text-properties fo:color="#000000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39cm" svg:height="9.144cm" svg:x="2.032cm" svg:y="3.302cm">
          <draw:image xlink:href="Pictures/10000000000004A4000003D86D2CF210545AE362.jpg" xlink:type="simple" xlink:show="embed" xlink:actuate="onLoad">
            <text:p/>
          </draw:image>
        </draw:frame>
        <draw:frame draw:style-name="gr2" draw:text-style-name="P1" draw:layer="layout" svg:width="12.446cm" svg:height="8.717cm" svg:x="14.224cm" svg:y="2.967cm">
          <draw:image xlink:href="Pictures/10000000000002CE000003DED4D84E66FA076AE6.jpg" xlink:type="simple" xlink:show="embed" xlink:actuate="onLoad">
            <text:p/>
          </draw:image>
        </draw:frame>
        <draw:frame draw:style-name="gr3" draw:text-style-name="P1" draw:layer="layout" svg:width="12.522cm" svg:height="7.874cm" svg:x="14.224cm" svg:y="11.938cm">
          <draw:image xlink:href="Pictures/10000000000002C6000003DE02D6D9D0BE7010FC.jpg" xlink:type="simple" xlink:show="embed" xlink:actuate="onLoad">
            <text:p/>
          </draw:image>
        </draw:frame>
        <draw:frame draw:style-name="gr4" draw:text-style-name="P2" draw:layer="layout" svg:width="12.635cm" svg:height="7.07cm" svg:x="1.016cm" svg:y="12.954cm">
          <draw:image xlink:href="Pictures/10000000000003C50000021CD8DD5B407E171D22.png" xlink:type="simple" xlink:show="embed" xlink:actuate="onLoad">
            <text:p/>
          </draw:image>
        </draw:frame>
        <draw:frame draw:style-name="standard" draw:layer="layout" svg:width="14.098cm" svg:height="1.998cm" svg:x="0.65cm" svg:y="0.72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1"><text:a xlink:href="http://charlottenc.gov/" xlink:type="simple">http://charlottenc.gov</text:a></text:span><text:span text:style-name="T1"> &gt; City Government &gt; City Council &gt; Council </text:span><text:span text:style-name="T1">meeting agendas &gt;&gt;&gt; Scroll down the page and click “Year: 2017” </text:span><text:span text:style-name="T2">- </text:span><text:span text:style-name="T2">The most recent Zoning Adenda is the April 17, 2017 pdf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1.737cm" svg:height="17.018cm" svg:x="2.032cm" svg:y="2.032cm">
          <draw:image xlink:href="Pictures/10000000000002AF000003E459F22B5020A8F1D1.jpg" xlink:type="simple" xlink:show="embed" xlink:actuate="onLoad">
            <text:p/>
          </draw:image>
        </draw:frame>
        <draw:frame draw:style-name="gr1" draw:text-style-name="P1" draw:layer="layout" svg:width="12.371cm" svg:height="17.117cm" svg:x="14.224cm" svg:y="2.032cm">
          <draw:image xlink:href="Pictures/10000000000002CD000003E0AEC77663A8E96F3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1.859cm" svg:height="16.51cm" svg:x="1.778cm" svg:y="2.032cm">
          <draw:image xlink:href="Pictures/10000000000002C5000003DB4273621A73B0B83A.jpg" xlink:type="simple" xlink:show="embed" xlink:actuate="onLoad">
            <text:p/>
          </draw:image>
        </draw:frame>
        <draw:frame draw:style-name="gr1" draw:text-style-name="P1" draw:layer="layout" svg:width="11.76cm" svg:height="15.566cm" svg:x="14.478cm" svg:y="2.032cm">
          <draw:image xlink:href="Pictures/10000000000002EC000003DEDB43637C5C3723F4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1.487cm" svg:height="15.9cm" svg:x="1.315cm" svg:y="1.27cm">
          <draw:image xlink:href="Pictures/10000000000002CC000003DF9E2BD6DB9596422C.jpg" xlink:type="simple" xlink:show="embed" xlink:actuate="onLoad">
            <text:p/>
          </draw:image>
        </draw:frame>
        <draw:frame draw:style-name="gr6" draw:text-style-name="P1" draw:layer="layout" svg:width="13.314cm" svg:height="9.192cm" svg:x="13.462cm" svg:y="1.27cm">
          <draw:image xlink:href="Pictures/10000000000002CD000001EFCAA1074307A8B674.jpg" xlink:type="simple" xlink:show="embed" xlink:actuate="onLoad">
            <text:p/>
          </draw:image>
        </draw:frame>
        <draw:frame draw:style-name="gr1" draw:text-style-name="P1" draw:layer="layout" svg:width="12.954cm" svg:height="8.636cm" svg:x="13.462cm" svg:y="11.176cm">
          <draw:image xlink:href="Pictures/100000000000049E00000314736BF9FF9A8517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6:34:16.158123412</meta:creation-date>
    <dc:date>2017-04-25T14:44:06.717546597</dc:date>
    <meta:editing-duration>PT21M20S</meta:editing-duration>
    <meta:editing-cycles>4</meta:editing-cycles>
    <meta:generator>LibreOffice/5.1.6.2$Linux_X86_64 LibreOffice_project/10m0$Build-2</meta:generator>
    <meta:print-date>2017-04-25T14:45:30.530097827</meta:print-date>
    <meta:document-statistic meta:object-count="43"/>
  </office:meta>
</office:document-meta>
</file>